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1.0382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1.3311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2.528in"/>
    </style:style>
    <style:style style:name="co8" style:family="table-column">
      <style:table-column-properties fo:break-before="auto" style:column-width="0.6543in"/>
    </style:style>
    <style:style style:name="co9" style:family="table-column">
      <style:table-column-properties fo:break-before="auto" style:column-width="0.6654in"/>
    </style:style>
    <style:style style:name="co10" style:family="table-column">
      <style:table-column-properties fo:break-before="auto" style:column-width="1.0835in"/>
    </style:style>
    <style:style style:name="co11" style:family="table-column">
      <style:table-column-properties fo:break-before="auto" style:column-width="1.2752in"/>
    </style:style>
    <style:style style:name="co12" style:family="table-column">
      <style:table-column-properties fo:break-before="auto" style:column-width="1.4665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2618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language-complex="en" style:country-complex="US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language-complex="en" style:country-complex="US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ext-properties style:font-name="Times New Roman1" fo:font-size="12pt" style:font-size-asian="12pt" style:font-size-complex="12pt"/>
    </style:style>
    <style:style style:name="ce4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6.80000019073486pt" style:language-complex="en" style:country-complex="US" style:font-style-complex="normal" style:font-weight-complex="bold"/>
    </style:style>
    <style:style style:name="ce51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4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Times New Roman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2" style:family="text">
      <style:text-properties style:font-name="Times New Roman1" style:font-name-asian="Arial" style:font-name-complex="Arial"/>
    </style:style>
    <style:style style:name="T3" style:family="text">
      <style:text-properties style:use-window-font-color="true" style:font-name="Times New Roman" fo:font-size="12pt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4" style:family="text">
      <style:text-properties style:font-name="Times New Roman1" fo:font-size="12pt" style:font-name-asian="Arial" style:font-name-complex="Arial"/>
    </style:style>
    <style:style style:name="T5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6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7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8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1" table:default-cell-style-name="Default"/>
        <table:table-row table:style-name="ro2">
          <table:table-cell table:style-name="ce1" office:value-type="string">
            <text:p><text:span text:style-name="T1">Đơn vị: </text:span><text:span text:style-name="T2"><text:a xlink:href="python://get_company_name()" xlink:type="simple">company_name</text:a></text:span></text:p>
          </table:table-cell>
          <table:table-cell table:style-name="ce16"/>
          <table:table-cell table:style-name="ce23"/>
          <table:table-cell table:style-name="ce34"/>
          <table:table-cell table:style-name="ce39"/>
          <table:table-cell table:style-name="ce40" table:number-columns-repeated="3"/>
          <table:table-cell table:style-name="ce50" office:value-type="string" table:number-columns-spanned="3" table:number-rows-spanned="1">
            <text:p>Mẫu số S03a-DN</text:p>
          </table:table-cell>
          <table:covered-table-cell table:number-columns-repeated="2" table:style-name="ce55"/>
          <table:table-cell table:number-columns-repeated="2"/>
          <table:table-cell table:style-name="ce39" table:number-columns-repeated="1011"/>
        </table:table-row>
        <table:table-row table:style-name="ro3">
          <table:table-cell table:style-name="ce2" office:value-type="string">
            <text:p><text:span text:style-name="T3">Địa chỉ: </text:span><text:span text:style-name="T4"><text:a xlink:href="python://get_company_address()" xlink:type="simple">company_address</text:a></text:span></text:p>
          </table:table-cell>
          <table:table-cell table:style-name="ce17"/>
          <table:table-cell table:style-name="ce24"/>
          <table:table-cell table:style-name="ce35"/>
          <table:table-cell table:style-name="ce39"/>
          <table:table-cell table:style-name="ce41" table:number-columns-repeated="3"/>
          <table:table-cell table:style-name="ce51" office:value-type="string" table:number-columns-spanned="3" table:number-rows-spanned="2">
            <text:p><text:span text:style-name="T8">(Ban hành theo Thông tư số 200/2014/TT-BTC</text:span></text:p>
            <text:p><text:span text:style-name="T8">Ngày 22/12/2014 của Bộ Tài Chính)</text:span></text:p>
          </table:table-cell>
          <table:covered-table-cell table:number-columns-repeated="2" table:style-name="ce56"/>
          <table:table-cell table:number-columns-repeated="2"/>
          <table:table-cell table:style-name="ce39" table:number-columns-repeated="1011"/>
        </table:table-row>
        <table:table-row table:style-name="ro4">
          <table:table-cell table:style-name="ce3"/>
          <table:table-cell table:style-name="ce18"/>
          <table:table-cell table:style-name="ce25"/>
          <table:table-cell table:style-name="ce36"/>
          <table:table-cell/>
          <table:table-cell table:style-name="ce42" table:number-columns-repeated="3"/>
          <table:covered-table-cell table:style-name="ce52"/>
          <table:covered-table-cell table:number-columns-repeated="2" table:style-name="ce57"/>
          <table:table-cell table:number-columns-repeated="1013"/>
        </table:table-row>
        <table:table-row table:style-name="ro4">
          <table:table-cell table:style-name="ce3"/>
          <table:table-cell table:style-name="ce18"/>
          <table:table-cell table:style-name="ce25"/>
          <table:table-cell table:number-columns-repeated="2"/>
          <table:table-cell table:style-name="ce42" table:number-columns-repeated="3"/>
          <table:table-cell table:style-name="ce53" table:number-columns-repeated="3"/>
          <table:table-cell table:number-columns-repeated="1013"/>
        </table:table-row>
        <table:table-row table:style-name="ro5">
          <table:table-cell table:style-name="ce4" office:value-type="string" table:number-columns-spanned="11" table:number-rows-spanned="1">
            <text:p>SỔ NHẬT KÝ CHUNG</text:p>
          </table:table-cell>
          <table:covered-table-cell table:number-columns-repeated="2" table:style-name="ce19"/>
          <table:covered-table-cell table:number-columns-repeated="2"/>
          <table:covered-table-cell table:number-columns-repeated="3" table:style-name="ce43"/>
          <table:covered-table-cell table:style-name="ce54"/>
          <table:covered-table-cell table:number-columns-repeated="2" table:style-name="ce19"/>
          <table:table-cell table:number-columns-repeated="1013"/>
        </table:table-row>
        <table:table-row table:style-name="ro6">
          <table:table-cell table:style-name="ce5" office:value-type="string" table:number-columns-spanned="11" table:number-rows-spanned="1">
            <text:p><text:span text:style-name="T5">Từ ngày:</text:span><text:span text:style-name="T6"> </text:span><text:span text:style-name="T6"><text:a xlink:href="python://get_start_date()" xlink:type="simple">start_date</text:a></text:span><text:span text:style-name="T6"> <text:s/></text:span><text:span text:style-name="T5">đến ngày:</text:span><text:span text:style-name="T6"> </text:span><text:span text:style-name="T6"><text:a xlink:href="python://get_end_date()" xlink:type="simple">end_date</text:a></text:span></text:p>
          </table:table-cell>
          <table:covered-table-cell table:number-columns-repeated="2" table:style-name="ce19"/>
          <table:covered-table-cell table:number-columns-repeated="2"/>
          <table:covered-table-cell table:number-columns-repeated="3" table:style-name="ce43"/>
          <table:covered-table-cell table:style-name="ce54"/>
          <table:covered-table-cell table:number-columns-repeated="2" table:style-name="ce19"/>
          <table:table-cell table:number-columns-repeated="1013"/>
        </table:table-row>
        <table:table-row table:style-name="ro8">
          <table:table-cell table:style-name="ce6" table:number-columns-repeated="2"/>
          <table:table-cell table:style-name="ce26"/>
          <table:table-cell table:number-columns-repeated="2"/>
          <table:table-cell table:style-name="ce44" table:number-columns-repeated="3"/>
          <table:table-cell table:style-name="ce26"/>
          <table:table-cell table:style-name="ce58"/>
          <table:table-cell table:style-name="ce58" office:value-type="string">
            <text:p>ĐVT: Đồng</text:p>
          </table:table-cell>
          <table:table-cell table:number-columns-repeated="1013"/>
        </table:table-row>
        <table:table-row table:style-name="ro2">
          <table:table-cell table:style-name="ce7" office:value-type="string" table:number-columns-spanned="1" table:number-rows-spanned="2">
            <text:p>Ngày, tháng ghi sổ</text:p>
          </table:table-cell>
          <table:table-cell table:style-name="ce20" office:value-type="string" table:number-columns-spanned="2" table:number-rows-spanned="1">
            <text:p>Chứng từ ghi sổ</text:p>
          </table:table-cell>
          <table:covered-table-cell table:style-name="ce20"/>
          <table:table-cell table:style-name="ce37" office:value-type="string" table:number-columns-spanned="1" table:number-rows-spanned="2">
            <text:p>Mã khách hàng</text:p>
          </table:table-cell>
          <table:table-cell table:style-name="ce37" office:value-type="string" table:number-columns-spanned="1" table:number-rows-spanned="2">
            <text:p>Tên khách hàng</text:p>
          </table:table-cell>
          <table:table-cell table:style-name="ce27" office:value-type="string" table:number-columns-spanned="1" table:number-rows-spanned="2">
            <text:p>Diễn giải</text:p>
          </table:table-cell>
          <table:table-cell table:style-name="ce27" office:value-type="string" table:number-columns-spanned="1" table:number-rows-spanned="2">
            <text:p>Đã ghi sổ cái</text:p>
          </table:table-cell>
          <table:table-cell table:style-name="ce27" office:value-type="string" table:number-columns-spanned="1" table:number-rows-spanned="2">
            <text:p>STT Dòng</text:p>
          </table:table-cell>
          <table:table-cell table:style-name="ce27" office:value-type="string" table:number-columns-spanned="1" table:number-rows-spanned="2">
            <text:p>Tài khoản đối ứng</text:p>
          </table:table-cell>
          <table:table-cell table:style-name="ce37" office:value-type="string" table:number-columns-spanned="2" table:number-rows-spanned="1">
            <text:p>Số phát sinh</text:p>
          </table:table-cell>
          <table:covered-table-cell table:style-name="ce37"/>
          <table:table-cell table:number-columns-repeated="1013"/>
        </table:table-row>
        <table:table-row table:style-name="ro2">
          <table:covered-table-cell table:style-name="ce7"/>
          <table:table-cell table:style-name="ce7" office:value-type="string">
            <text:p>Số hiệu</text:p>
          </table:table-cell>
          <table:table-cell table:style-name="ce27" office:value-type="string">
            <text:p>Ngày tháng</text:p>
          </table:table-cell>
          <table:covered-table-cell table:number-columns-repeated="2"/>
          <table:covered-table-cell table:number-columns-repeated="4" table:style-name="ce27"/>
          <table:table-cell table:style-name="ce37" office:value-type="string">
            <text:p>Nợ</text:p>
          </table:table-cell>
          <table:table-cell table:style-name="ce37" office:value-type="string">
            <text:p>Có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28" office:value-type="string">
            <text:p>C</text:p>
          </table:table-cell>
          <table:table-cell table:style-name="ce38" table:number-columns-repeated="2"/>
          <table:table-cell table:style-name="ce28" office:value-type="string">
            <text:p>D</text:p>
          </table:table-cell>
          <table:table-cell table:style-name="ce28" office:value-type="string">
            <text:p>E</text:p>
          </table:table-cell>
          <table:table-cell table:style-name="ce28" office:value-type="string">
            <text:p>G</text:p>
          </table:table-cell>
          <table:table-cell table:style-name="ce28" office:value-type="string">
            <text:p>H</text:p>
          </table:table-cell>
          <table:table-cell table:style-name="ce59" office:value-type="float" office:value="1">
            <text:p>1 </text:p>
          </table:table-cell>
          <table:table-cell table:style-name="ce59" office:value-type="float" office:value="2">
            <text:p>2 </text:p>
          </table:table-cell>
          <table:table-cell table:number-columns-repeated="1013"/>
        </table:table-row>
        <table:table-row table:style-name="ro8">
          <table:table-cell table:style-name="ce9" office:value-type="string">
            <text:p><text:span text:style-name="T7"><text:a xlink:href="python://for%20each=%22line%20in%20get_line()%20%22" xlink:type="simple">For</text:a></text:span></text:p>
          </table:table-cell>
          <table:table-cell table:style-name="ce21"/>
          <table:table-cell table:style-name="ce29"/>
          <table:table-cell table:style-name="ce38" table:number-columns-repeated="2"/>
          <table:table-cell table:style-name="ce45" table:number-columns-repeated="3"/>
          <table:table-cell table:style-name="ce29"/>
          <table:table-cell table:style-name="ce60" table:number-columns-repeated="2"/>
          <table:table-cell table:number-columns-repeated="1013"/>
        </table:table-row>
        <table:table-row table:style-name="ro8">
          <table:table-cell table:style-name="ce10" office:value-type="string">
            <text:p><text:a xlink:href="python://get_vietname_date(line['ngay'])" xlink:type="simple">ngay</text:a></text:p>
          </table:table-cell>
          <table:table-cell table:style-name="ce10" office:value-type="string">
            <text:p><text:a xlink:href="python://line['so']" xlink:type="simple">so</text:a></text:p>
          </table:table-cell>
          <table:table-cell table:style-name="ce10" office:value-type="string">
            <text:p><text:a xlink:href="python://get_vietname_date(line['ngay'])" xlink:type="simple">ngay</text:a></text:p>
          </table:table-cell>
          <table:table-cell table:style-name="ce29" office:value-type="string">
            <text:p><text:a xlink:href="python://line['makh']" xlink:type="simple">makh</text:a></text:p>
          </table:table-cell>
          <table:table-cell table:style-name="ce29" office:value-type="string">
            <text:p><text:a xlink:href="python://line['tenkh']" xlink:type="simple">tenkh</text:a></text:p>
          </table:table-cell>
          <table:table-cell table:style-name="ce11" office:value-type="string">
            <text:p><text:a xlink:href="python://line['description']" xlink:type="simple">description</text:a></text:p>
          </table:table-cell>
          <table:table-cell table:style-name="ce45" table:number-columns-repeated="2"/>
          <table:table-cell table:style-name="ce29" office:value-type="string">
            <text:p><text:a xlink:href="python://line['tkdu']" xlink:type="simple">tkdu</text:a></text:p>
          </table:table-cell>
          <table:table-cell table:style-name="ce61" office:value-type="string">
            <text:p><text:a xlink:href="python://line['debit']" xlink:type="simple">debit</text:a></text:p>
          </table:table-cell>
          <table:table-cell table:style-name="ce61" office:value-type="string">
            <text:p><text:a xlink:href="python://line['credit']" xlink:type="simple">credit</text:a></text:p>
          </table:table-cell>
          <table:table-cell table:number-columns-repeated="1013"/>
        </table:table-row>
        <table:table-row table:style-name="ro8">
          <table:table-cell table:style-name="ce11" office:value-type="string">
            <text:p><text:a xlink:href="python:///for" xlink:type="simple">end for</text:a></text:p>
          </table:table-cell>
          <table:table-cell table:style-name="ce21"/>
          <table:table-cell table:style-name="ce29"/>
          <table:table-cell table:style-name="ce38" table:number-columns-repeated="2"/>
          <table:table-cell table:style-name="ce45" table:number-columns-repeated="3"/>
          <table:table-cell table:style-name="ce29"/>
          <table:table-cell table:style-name="ce60" table:number-columns-repeated="2"/>
          <table:table-cell table:number-columns-repeated="1013"/>
        </table:table-row>
        <table:table-row table:style-name="ro8">
          <table:table-cell table:style-name="ce12"/>
          <table:table-cell table:style-name="ce22"/>
          <table:table-cell table:style-name="ce30"/>
          <table:table-cell table:number-columns-repeated="2"/>
          <table:table-cell table:style-name="ce46" table:number-columns-repeated="3"/>
          <table:table-cell table:style-name="ce30"/>
          <table:table-cell table:style-name="ce62" table:number-columns-repeated="2"/>
          <table:table-cell table:number-columns-repeated="1013"/>
        </table:table-row>
        <table:table-row table:style-name="ro8">
          <table:table-cell table:style-name="ce13" table:number-columns-repeated="2"/>
          <table:table-cell table:style-name="ce31"/>
          <table:table-cell table:number-columns-repeated="2"/>
          <table:table-cell table:style-name="ce47" table:number-columns-repeated="3"/>
          <table:table-cell table:style-name="ce31"/>
          <table:table-cell table:style-name="ce63" office:value-type="string" table:number-columns-spanned="2" table:number-rows-spanned="1">
            <text:p>Ngày … tháng … năm ……</text:p>
          </table:table-cell>
          <table:covered-table-cell table:style-name="ce63"/>
          <table:table-cell table:number-columns-repeated="1013"/>
        </table:table-row>
        <table:table-row table:style-name="ro8">
          <table:table-cell table:style-name="ce14" office:value-type="string" table:number-columns-spanned="2" table:number-rows-spanned="1">
            <text:p>Người lập</text:p>
          </table:table-cell>
          <table:covered-table-cell table:style-name="ce14"/>
          <table:table-cell table:style-name="ce32"/>
          <table:table-cell table:number-columns-repeated="2"/>
          <table:table-cell table:style-name="ce48" office:value-type="string" table:number-columns-spanned="3" table:number-rows-spanned="1">
            <text:p>Kế toán trưởng</text:p>
          </table:table-cell>
          <table:covered-table-cell table:number-columns-repeated="2" table:style-name="ce48"/>
          <table:table-cell table:style-name="ce32"/>
          <table:table-cell table:style-name="ce64" office:value-type="string" table:number-columns-spanned="2" table:number-rows-spanned="1">
            <text:p>Giám đốc</text:p>
          </table:table-cell>
          <table:covered-table-cell table:style-name="ce64"/>
          <table:table-cell table:number-columns-repeated="1013"/>
        </table:table-row>
        <table:table-row table:style-name="ro8">
          <table:table-cell table:style-name="ce15" office:value-type="string" table:number-columns-spanned="2" table:number-rows-spanned="1">
            <text:p>(Ký, họ tên)</text:p>
          </table:table-cell>
          <table:covered-table-cell table:style-name="ce15"/>
          <table:table-cell table:style-name="ce33"/>
          <table:table-cell table:number-columns-repeated="2"/>
          <table:table-cell table:style-name="ce49" office:value-type="string" table:number-columns-spanned="3" table:number-rows-spanned="1">
            <text:p>(Ký, họ tên)</text:p>
          </table:table-cell>
          <table:covered-table-cell table:number-columns-repeated="2" table:style-name="ce49"/>
          <table:table-cell table:style-name="ce33"/>
          <table:table-cell table:style-name="ce65" office:value-type="string" table:number-columns-spanned="2" table:number-rows-spanned="1">
            <text:p>(Ký, họ tên, đóng dấu)</text:p>
          </table:table-cell>
          <table:covered-table-cell table:style-name="ce65"/>
          <table:table-cell table:number-columns-repeated="1013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2-09T11:32:35</dc:date>
    <dc:creator>phuoc </dc:creator>
    <meta:editing-duration>PT1H33M14S</meta:editing-duration>
    <meta:editing-cycles>71</meta:editing-cycles>
    <meta:generator>LibreOffice/3.5$Linux_x86 LibreOffice_project/350m1$Build-2</meta:generator>
    <meta:document-statistic meta:table-count="3" meta:cell-count="47" meta:object-count="0"/>
  </office:meta>
</office:document-meta>
</file>